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cm" svg:stroke-color="#000000" draw:marker-start-width="0.21cm" draw:marker-end-width="0.21cm" draw:fill="solid" draw:fill-color="#eeeeee" draw:textarea-horizontal-align="justify" draw:textarea-vertical-align="middle" draw:auto-grow-height="false" fo:min-height="2.954cm" fo:min-width="1.704cm" fo:padding-top="0.125cm" fo:padding-bottom="0.125cm" fo:padding-left="0.25cm" fo:padding-right="0.25cm" loext:decorative="false"/>
    </style:style>
    <style:style style:name="gr2" style:family="graphic" style:parent-style-name="standard">
      <style:graphic-properties svg:stroke-width="0cm" svg:stroke-color="#eeeeee" draw:marker-start-width="0.21cm" draw:marker-end-width="0.21cm" draw:fill="solid" draw:fill-color="#dddddd" draw:textarea-horizontal-align="justify" draw:textarea-vertical-align="middle" draw:auto-grow-height="false" fo:min-height="2.512cm" fo:min-width="1.262cm" fo:padding-top="0.125cm" fo:padding-bottom="0.125cm" fo:padding-left="0.25cm" fo:padding-right="0.25cm" loext:decorative="false"/>
    </style:style>
    <style:style style:name="gr3" style:family="graphic" style:parent-style-name="standard">
      <style:graphic-properties svg:stroke-width="0cm" svg:stroke-color="#eeeeee" draw:marker-start-width="0.21cm" draw:marker-end-width="0.21cm" draw:fill="solid" draw:fill-color="#dddddd" draw:textarea-horizontal-align="justify" draw:textarea-vertical-align="middle" draw:auto-grow-height="false" fo:min-height="2.072cm" fo:min-width="0.822cm" fo:padding-top="0.125cm" fo:padding-bottom="0.125cm" fo:padding-left="0.25cm" fo:padding-right="0.25cm" loext:decorative="false"/>
    </style:style>
    <style:style style:name="gr4" style:family="graphic" style:parent-style-name="standard">
      <style:graphic-properties svg:stroke-color="#2a6099" draw:fill="solid" draw:fill-color="#eeeeee" draw:textarea-horizontal-align="justify" draw:textarea-vertical-align="middle" draw:auto-grow-height="false" fo:min-height="0.104cm" fo:min-width="0cm" loext:decorative="false"/>
    </style:style>
    <style:style style:name="gr5" style:family="graphic" style:parent-style-name="standard">
      <style:graphic-properties svg:stroke-color="#111111" draw:fill="solid" draw:fill-color="#1c1c1c" draw:textarea-horizontal-align="justify" draw:textarea-vertical-align="middle" draw:auto-grow-height="false" fo:min-height="0cm" fo:min-width="0cm" loext:decorative="false"/>
    </style:style>
    <style:style style:name="gr6" style:family="graphic" style:parent-style-name="standard">
      <style:graphic-properties svg:stroke-color="#111111" draw:fill="solid" draw:fill-color="#1c1c1c" draw:textarea-horizontal-align="justify" draw:textarea-vertical-align="middle" draw:auto-grow-height="false" fo:min-height="0.458cm" fo:min-width="0.208cm" loext:decorative="false"/>
    </style:style>
    <style:style style:name="gr7" style:family="graphic" style:parent-style-name="standard" style:list-style-name="L1">
      <style:graphic-properties svg:stroke-width="0.02cm" svg:stroke-color="#111111" draw:marker-start-width="0.23cm" draw:marker-end-width="0.23cm" draw:fill="solid" draw:fill-color="#1c1c1c" draw:textarea-horizontal-align="justify" draw:textarea-vertical-align="middle" draw:auto-grow-height="false" fo:min-height="0.458cm" fo:min-width="0.208cm" fo:padding-top="0.135cm" fo:padding-bottom="0.135cm" fo:padding-left="0.26cm" fo:padding-right="0.26cm" fo:wrap-option="wrap" draw:shadow="hidden" loext:decorative="false"/>
      <style:paragraph-properties style:writing-mode="lr-tb"/>
    </style:style>
    <style:style style:name="gr8" style:family="graphic" style:parent-style-name="standard" style:list-style-name="L1">
      <style:graphic-properties svg:stroke-width="0.02cm" svg:stroke-color="#111111" draw:marker-start-width="0.23cm" draw:marker-end-width="0.23cm" draw:fill="solid" draw:fill-color="#1c1c1c" draw:textarea-horizontal-align="justify" draw:textarea-vertical-align="middle" draw:auto-grow-height="false" fo:min-height="0.458cm" fo:min-width="0.208cm" fo:padding-top="0.135cm" fo:padding-bottom="0.135cm" fo:padding-left="0.26cm" fo:padding-right="0.26cm" fo:wrap-option="wrap" draw:shadow="hidden" loext:decorative="false"/>
      <style:paragraph-properties style:writing-mode="lr-tb"/>
    </style:style>
    <style:style style:name="gr9" style:family="graphic" style:parent-style-name="standard">
      <style:graphic-properties svg:stroke-color="#ffbf00" draw:fill="solid" draw:fill-color="#ff0000" draw:textarea-horizontal-align="justify" draw:textarea-vertical-align="middle" draw:auto-grow-height="false" fo:min-height="0cm" fo:min-width="0cm" loext:decorative="false"/>
    </style:style>
    <style:style style:name="gr10" style:family="graphic" style:parent-style-name="standard">
      <style:graphic-properties svg:stroke-color="#ffbf00" draw:fill="solid" draw:fill-color="#7b3d00" draw:textarea-horizontal-align="justify" draw:textarea-vertical-align="middle" draw:auto-grow-height="false" fo:min-height="1cm" fo:min-width="0cm" loext:decorative="false"/>
    </style:style>
    <style:style style:name="gr11" style:family="graphic" style:parent-style-name="standard">
      <style:graphic-properties svg:stroke-color="#cccccc" draw:fill="solid" draw:fill-color="#eeeeee" draw:textarea-horizontal-align="justify" draw:textarea-vertical-align="middle" draw:auto-grow-height="false" fo:min-height="0cm" fo:min-width="0.56cm" loext:decorative="false"/>
    </style:style>
    <style:style style:name="gr12" style:family="graphic" style:parent-style-name="standard" style:list-style-name="L1">
      <style:graphic-properties svg:stroke-width="0.02cm" svg:stroke-color="#111111" draw:marker-start-width="0.23cm" draw:marker-end-width="0.23cm" draw:fill="solid" draw:fill-color="#1c1c1c" draw:textarea-horizontal-align="justify" draw:textarea-vertical-align="middle" draw:auto-grow-height="false" fo:min-height="0.458cm" fo:min-width="0.208cm" fo:padding-top="0.135cm" fo:padding-bottom="0.135cm" fo:padding-left="0.26cm" fo:padding-right="0.26cm" fo:wrap-option="wrap" draw:shadow="hidden" loext:decorative="false"/>
      <style:paragraph-properties style:writing-mode="lr-tb"/>
    </style:style>
    <style:style style:name="gr13" style:family="graphic" style:parent-style-name="standard" style:list-style-name="L1">
      <style:graphic-properties svg:stroke-width="0.02cm" svg:stroke-color="#111111" draw:marker-start-width="0.23cm" draw:marker-end-width="0.23cm" draw:fill="solid" draw:fill-color="#1c1c1c" draw:textarea-horizontal-align="justify" draw:textarea-vertical-align="middle" draw:auto-grow-height="false" fo:min-height="0.458cm" fo:min-width="0.208cm" fo:padding-top="0.135cm" fo:padding-bottom="0.135cm" fo:padding-left="0.26cm" fo:padding-right="0.26cm" fo:wrap-option="wrap" draw:shadow="hidden" loext:decorative="false"/>
      <style:paragraph-properties style:writing-mode="lr-tb"/>
    </style:style>
    <style:style style:name="gr14" style:family="graphic" style:parent-style-name="standard" style:list-style-name="L1">
      <style:graphic-properties svg:stroke-width="0.02cm" svg:stroke-color="#111111" draw:marker-start-width="0.23cm" draw:marker-end-width="0.23cm" draw:fill="solid" draw:fill-color="#1c1c1c" draw:textarea-horizontal-align="justify" draw:textarea-vertical-align="middle" draw:auto-grow-height="false" fo:min-height="0.458cm" fo:min-width="0.208cm" fo:padding-top="0.135cm" fo:padding-bottom="0.135cm" fo:padding-left="0.26cm" fo:padding-right="0.26cm" fo:wrap-option="wrap" draw:shadow="hidden" loext:decorative="false"/>
      <style:paragraph-properties style:writing-mode="lr-tb"/>
    </style:style>
    <style:style style:name="gr15" style:family="graphic" style:parent-style-name="standard" style:list-style-name="L1">
      <style:graphic-properties svg:stroke-width="0.02cm" svg:stroke-color="#111111" draw:marker-start-width="0.23cm" draw:marker-end-width="0.23cm" draw:fill="solid" draw:fill-color="#1c1c1c" draw:textarea-horizontal-align="justify" draw:textarea-vertical-align="middle" draw:auto-grow-height="false" fo:min-height="0.458cm" fo:min-width="0.208cm" fo:padding-top="0.135cm" fo:padding-bottom="0.135cm" fo:padding-left="0.26cm" fo:padding-right="0.26cm" fo:wrap-option="wrap" draw:shadow="hidden" loext:decorative="false"/>
      <style:paragraph-properties style:writing-mode="lr-tb"/>
    </style:style>
    <style:style style:name="P1" style:family="paragraph">
      <loext:graphic-properties draw:fill="solid" draw:fill-color="#eeeeee"/>
      <style:paragraph-properties fo:text-align="center"/>
    </style:style>
    <style:style style:name="P2" style:family="paragraph">
      <loext:graphic-properties draw:fill="solid" draw:fill-color="#dddddd"/>
      <style:paragraph-properties fo:text-align="center"/>
    </style:style>
    <style:style style:name="P3" style:family="paragraph">
      <loext:graphic-properties draw:fill="solid" draw:fill-color="#1c1c1c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P5" style:family="paragraph">
      <loext:graphic-properties draw:fill="solid" draw:fill-color="#1c1c1c"/>
      <style:paragraph-properties fo:margin-left="0cm" fo:margin-right="0cm" fo:margin-top="0cm" fo:margin-bottom="0cm" fo:line-height="100%" fo:text-align="center" fo:text-indent="0cm"/>
    </style:style>
    <style:style style:name="P6" style:family="paragraph">
      <loext:graphic-properties draw:fill="solid" draw:fill-color="#ff0000"/>
      <style:paragraph-properties fo:text-align="center"/>
    </style:style>
    <style:style style:name="P7" style:family="paragraph">
      <loext:graphic-properties draw:fill="solid" draw:fill-color="#7b3d00"/>
      <style:paragraph-properties fo:text-align="center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6pt" fo:font-style="normal" fo:text-shadow="none" style:text-underline-style="none" fo:font-weight="normal" style:letter-kerning="true" style:font-name-asian="Microsoft YaHei" style:font-size-asian="6pt" style:font-style-asian="normal" style:font-weight-asian="normal" style:font-name-complex="Lucida Sans" style:font-size-complex="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5cm" svg:height="3.5cm" svg:x="0cm" svg:y="0cm">
          <text:p/>
          <draw:enhanced-geometry svg:viewBox="0 0 21600 21600" draw:path-stretchpoint-x="10800" draw:path-stretchpoint-y="10800" draw:text-areas="?f3 ?f4 ?f5 ?f6" draw:type="round-rectangle" draw:modifiers="4387.365053978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cm" svg:height="3cm" svg:x="0.25cm" svg:y="0.25cm">
          <text:p/>
          <draw:enhanced-geometry svg:viewBox="0 0 21600 21600" draw:path-stretchpoint-x="10800" draw:path-stretchpoint-y="10800" draw:text-areas="?f3 ?f4 ?f5 ?f6" draw:type="round-rectangle" draw:modifiers="4387.365053978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1.5cm" svg:height="2.5cm" svg:x="0.5cm" svg:y="0.5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0.5cm" svg:height="0.5cm" svg:x="1cm" svg:y="0.75cm">
          <text:p/>
          <draw:enhanced-geometry svg:viewBox="0 0 21600 21600" draw:glue-points="10800 0 3163 3163 0 10800 3163 18437 10800 21600 18437 18437 21600 10800 18437 3163" draw:text-areas="3163 3163 18437 18437" draw:type="smiley" draw:modifiers="16524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3" draw:layer="layout" svg:width="0.5cm" svg:height="0.25cm" svg:x="1cm" svg:y="0.55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4052.69461077844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" draw:text-style-name="P1" draw:layer="layout" svg:width="0.5cm" svg:height="0.5cm" svg:x="1cm" svg:y="2.25cm">
          <text:p/>
          <draw:enhanced-geometry svg:viewBox="0 0 21600 21600" draw:mirror-vertical="true" draw:mirror-horizontal="true" draw:glue-points="10800 0 3163 3163 0 10800 3163 18437 10800 21600 18437 18437 21600 10800 18437 3163" draw:text-areas="3163 3163 18437 18437" draw:type="smiley" draw:modifiers="16524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3" draw:layer="layout" svg:width="0.5cm" svg:height="0.25cm" svg:x="1cm" svg:y="2.7cm">
          <text:p/>
          <draw:enhanced-geometry svg:viewBox="0 0 21600 21600" draw:mirror-horizontal="true" draw:mirror-vertical="true" draw:glue-points="?f6 10800 10800 21600 ?f5 10800 10800 0" draw:text-areas="?f3 ?f3 ?f4 ?f4" draw:type="trapezoid" draw:modifiers="4052.69461077844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3" draw:layer="layout" svg:width="1cm" svg:height="1cm" svg:x="0.75cm" svg:y="1.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7" draw:text-style-name="P5" draw:layer="layout" svg:width="0.249cm" svg:height="0.249cm" svg:x="1.75cm" svg:y="0.5cm" svg:viewBox="0 0 250 250" svg:d="M71 31c5-9 13-17 23-23 9-5 20-8 31-8s22 3 31 8c10 6 18 14 23 23 6 10 9 21 9 31 10 0 21 3 31 9 9 5 17 13 23 23 5 9 8 20 8 31s-3 22-8 31c-6 10-14 18-23 23-10 6-21 9-32 9s-21-3-31-9c-6-4-12-9-17-15l-11-11c10 83 42 53 59 97h-62-63c18-44 50-14 60-97l-10 10c-5 7-11 12-18 16-10 6-20 9-31 9s-22-3-32-9c-9-5-17-13-23-23-5-9-8-20-8-31s3-22 8-31c6-10 14-18 23-23 10-6 21-9 31-9 0-10 3-21 9-31z">
          <text:p text:style-name="P4"><text:span text:style-name="T1">J</text:span></text:p>
        </draw:path>
        <draw:path draw:style-name="gr8" draw:text-style-name="P5" draw:layer="layout" svg:width="0.249cm" svg:height="0.249cm" draw:transform="rotate (-3.14159265358979) translate (0.75cm 2.99985722444318cm)" svg:viewBox="0 0 250 250" svg:d="M71 31c5-9 13-17 23-23 9-5 20-8 31-8s22 3 31 8c10 6 18 14 23 23 6 10 9 21 9 31 10 0 21 3 31 9 9 5 17 13 23 23 5 9 8 20 8 31s-3 22-8 31c-6 10-14 18-23 23-10 6-21 9-32 9s-21-3-31-9c-6-4-12-9-17-15l-11-11c10 83 42 53 59 97h-62-63c18-44 50-14 60-97l-10 10c-5 7-11 12-18 16-10 6-20 9-31 9s-22-3-32-9c-9-5-17-13-23-23-5-9-8-20-8-31s3-22 8-31c6-10 14-18 23-23 10-6 21-9 31-9 0-10 3-21 9-31z">
          <text:p text:style-name="P4"><text:span text:style-name="T1">J</text:span></text:p>
        </draw:path>
        <draw:custom-shape draw:style-name="gr9" draw:text-style-name="P6" draw:layer="layout" svg:width="0.25cm" svg:height="0.25cm" svg:x="1.65cm" svg:y="0.7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polygon draw:style-name="gr10" draw:text-style-name="P7" draw:layer="layout" svg:width="0.124cm" svg:height="1.373cm" svg:x="1.711cm" svg:y="1cm" svg:viewBox="0 0 125 1374" draw:points="0,1250 0,1249 0,0 125,0 125,1249 125,1250 125,1374 1,1250">
          <text:p/>
        </draw:polygon>
        <draw:custom-shape draw:style-name="gr9" draw:text-style-name="P6" draw:layer="layout" svg:width="0.25cm" svg:height="0.25cm" draw:transform="rotate (-3.14159265358979) translate (0.85cm 2.7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polygon draw:style-name="gr10" draw:text-style-name="P7" draw:layer="layout" svg:width="0.124cm" svg:height="1.373cm" draw:transform="rotate (-3.14159265358979) translate (0.789cm 2.5cm)" svg:viewBox="0 0 125 1374" draw:points="0,1250 0,1249 0,0 125,0 125,1249 125,1250 125,1374 1,1250">
          <text:p/>
        </draw:polygon>
        <draw:custom-shape draw:style-name="gr11" draw:text-style-name="P1" draw:layer="layout" svg:width="1.06cm" svg:height="0.25cm" draw:transform="rotate (-2.0943951023932) translate (1.623cm 1.35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12" draw:text-style-name="P5" draw:layer="layout" svg:width="0.124cm" svg:height="0.124cm" draw:transform="rotate (-0.523598775598299) translate (1.40230642496537cm 1.34530642496536cm)" svg:viewBox="0 0 125 125" svg:d="M36 16c2-5 6-9 11-12 5-2 10-4 15-4 6 0 12 2 16 4 5 3 9 7 12 12s4 10 4 15c5 0 11 2 16 5 4 2 8 6 11 11s4 10 4 16c0 5-1 11-4 15-3 5-7 9-11 12-5 3-11 4-16 4-6 0-11-1-16-4-3-2-6-5-8-8l-6-5c5 41 21 26 30 48h-32-31c9-22 25-7 30-48l-5 5c-2 3-6 6-9 8-5 3-10 4-15 4-6 0-12-1-17-4-4-3-8-7-11-12-2-4-4-10-4-15 0-6 2-11 4-16 3-5 7-9 12-11 5-3 10-5 15-5 0-5 2-10 5-15z">
          <text:p text:style-name="P4"><text:span text:style-name="T1"/></text:p>
        </draw:path>
        <draw:path draw:style-name="gr13" draw:text-style-name="P5" draw:layer="layout" svg:width="0.124cm" svg:height="0.124cm" draw:transform="rotate (-0.523598775598299) translate (1.28530642496537cm 1.56330642496537cm)" svg:viewBox="0 0 125 125" svg:d="M36 16c2-5 6-9 11-12 5-2 10-4 15-4 6 0 12 2 16 4 5 3 9 7 12 12s4 10 4 15c5 0 11 2 16 5 4 2 8 6 11 11s4 10 4 16c0 5-1 11-4 15-3 5-7 9-11 12-5 3-11 4-16 4-6 0-11-1-16-4-3-2-6-5-9-8l-5-5c5 41 21 26 29 48h-31-31c9-22 25-7 30-48l-5 5c-3 3-6 6-9 8-5 3-10 4-15 4-6 0-12-1-17-4-4-3-8-7-11-12-3-4-4-10-4-15 0-6 2-11 4-16 3-5 7-9 12-11 5-3 10-5 15-5 0-5 2-10 5-15z">
          <text:p/>
        </draw:path>
        <draw:path draw:style-name="gr14" draw:text-style-name="P5" draw:layer="layout" svg:width="0.124cm" svg:height="0.124cm" draw:transform="rotate (2.61799387799149) translate (1.09769357503464cm 2.15369357503464cm)" svg:viewBox="0 0 125 125" svg:d="M36 16c2-5 6-9 11-12 5-2 10-4 15-4 6 0 12 2 16 4 5 3 9 7 12 12s4 10 4 15c5 0 11 2 16 5 4 2 8 6 11 11s4 10 4 16c0 5-1 11-4 15-3 5-7 9-11 12-5 3-11 4-16 4-6 0-11-1-16-4-3-2-6-5-8-8l-6-5c5 41 21 26 30 48h-32-31c9-22 25-7 30-48l-5 5c-2 3-5 6-9 8-5 3-10 4-15 4-6 0-11-1-16-4s-9-7-12-12c-3-4-4-10-4-15 0-6 2-11 4-16 3-5 7-9 12-11 5-3 10-5 15-5 0-5 2-10 5-15z">
          <text:p/>
        </draw:path>
        <draw:path draw:style-name="gr15" draw:text-style-name="P5" draw:layer="layout" svg:width="0.124cm" svg:height="0.124cm" draw:transform="rotate (2.61799387799149) translate (1.21469357503464cm 1.93569357503464cm)" svg:viewBox="0 0 125 125" svg:d="M36 16c2-5 6-9 11-12 5-2 10-4 15-4 6 0 12 2 16 4 5 3 9 7 12 12s4 10 4 15c5 0 11 2 16 5 4 2 8 6 11 11s4 10 4 16c0 5-1 10-4 15s-7 9-11 11c-5 3-11 5-16 5-6 0-11-2-16-5-3-2-6-4-8-7l-6-6c5 42 21 27 30 49h-31-32c9-22 25-7 30-48l-5 5c-2 3-5 6-9 8-5 3-10 4-15 4-6 0-11-1-16-4s-9-7-12-12c-3-4-4-10-4-15 0-6 2-11 4-16 3-5 7-9 12-11 5-3 10-5 15-5 0-5 2-10 5-15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sv" fo:country="S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3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1-18T07:58:28.819000000</meta:creation-date>
    <dc:date>2024-04-19T12:05:09.535000000</dc:date>
    <meta:editing-duration>PT2H35M1S</meta:editing-duration>
    <meta:editing-cycles>40</meta:editing-cycles>
    <meta:generator>LibreOffice/24.2.1.2$Windows_X86_64 LibreOffice_project/db4def46b0453cc22e2d0305797cf981b68ef5ac</meta:generator>
    <meta:document-statistic meta:object-count="19"/>
  </office:meta>
</office:document-meta>
</file>